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roducción a Python. Estructuras de datos. Python: Archivos. Estructuras de control. Polimorfismo. Visibilidad de variables. POO. Introspección. Python: Excepciones. Persistencia: pickle, shelve, JSON. Python: Organización de archivos. Campos con longitud fija y con longitud variable. Formato csv. Recuperación de la información: recuperación booleana, representación de índices: hashes y árboles, árboles B, consultas con comodines. Nociones básicas de Web. Web crawling. Recuperación estructurad</text:p>
      <text:p text:style-name="Standard">Expresiones regulares</text:p>
      <text:p text:style-name="Standard">Recuperación estructurada. XML y Xpath. Algoritmos para construir índices. MapReduce. Indexación distribuida. Compresión de índic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9:16:21.772448697</meta:creation-date>
    <dc:date>2020-11-03T19:17:45.417971543</dc:date>
    <meta:editing-duration>PT1M2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3" meta:word-count="79" meta:character-count="652" meta:non-whitespace-character-count="576"/>
  </office:meta>
</office:document-meta>
</file>